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BB00000030F4FE9BABDEC4072A.png" manifest:media-type="image/png"/>
  <manifest:file-entry manifest:full-path="Pictures/2000000C000046E80000263C11329D48E3B8A406.wmf" manifest:media-type="image/x-wmf"/>
  <manifest:file-entry manifest:full-path="Pictures/10000000000006640000024FE09AA504A2215B71.jpg" manifest:media-type="image/jpeg"/>
  <manifest:file-entry manifest:full-path="Pictures/100002010000030C0000000695D957E732545CC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ormale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7.997cm" fo:margin-left="-0.245cm" fo:margin-top="0cm" fo:margin-bottom="0cm" table:align="left" style:writing-mode="lr-tb"/>
    </style:style>
    <style:style style:name="Tabella1.A" style:family="table-column">
      <style:table-column-properties style:column-width="8.811cm"/>
    </style:style>
    <style:style style:name="Tabella1.B" style:family="table-column">
      <style:table-column-properties style:column-width="9.186cm"/>
    </style:style>
    <style:style style:name="Tabella1.1" style:family="table-row">
      <style:table-row-properties fo:keep-together="always"/>
    </style:style>
    <style:style style:name="Tabella1.A1" style:family="table-cell">
      <style:table-cell-properties style:vertical-align="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0pt" fo:language="it" fo:country="IT" style:font-name-asian="Times New Roman1" style:font-size-asian="10pt" style:language-asian="it" style:country-asian="IT" style:font-name-complex="Times New Roman1" style:font-size-complex="10pt" style:language-complex="ar" style:country-complex="SA"/>
    </style:style>
    <style:style style:name="P2" style:family="paragraph" style:parent-style-name="Pièe8_20_di_20_pagina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fo:language="it" fo:country="IT" style:font-name-asian="Times New Roman1" style:font-size-asian="8pt" style:language-asian="it" style:country-asian="IT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6pt" fo:font-weight="bold" style:font-size-asian="16pt" style:font-weight-asian="bold" style:font-name-complex="Times New Roman1" style:font-size-complex="12pt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6pt" fo:font-weight="bold" style:font-size-asian="16pt" style:font-weight-asian="bold" style:font-size-complex="12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6pt" fo:font-style="italic" style:font-size-asian="16pt" style:font-style-asian="italic" style:font-name-complex="Times New Roman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6pt" fo:font-style="italic" fo:font-weight="bold" style:font-size-asian="16pt" style:font-style-asian="italic" style:font-weight-asian="bold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-0.012cm" fo:margin-top="0cm" fo:margin-bottom="0.212cm" loext:contextual-spacing="false" fo:text-align="center" style:justify-single-word="false" fo:orphans="2" fo:widows="2" fo:hyphenation-ladder-count="no-limit" fo:text-indent="0cm" style:auto-text-indent="false" style:vertical-align="auto" style:writing-mode="lr-tb"/>
      <style:text-properties style:font-name="Times New Roman" fo:font-size="10pt" fo:language="it" fo:country="IT" officeooo:paragraph-rsid="00016cb0" style:letter-kerning="true" style:font-name-asian="Times New Roman1" style:font-size-asian="10pt" style:language-asian="it" style:country-asian="IT" style:font-name-complex="Times New Roman1" style:font-size-complex="12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-0.012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Pièe8_20_di_20_pagina">
      <style:paragraph-properties fo:margin-left="0cm" fo:margin-right="-0.012cm" fo:text-align="center" style:justify-single-word="false" fo:orphans="2" fo:widows="2" fo:text-indent="0cm" style:auto-text-indent="false" style:vertical-align="auto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fo:language="it" fo:country="IT" style:font-name-asian="Times New Roman1" style:font-size-asian="8pt" style:language-asian="it" style:country-asian="IT" style:font-name-complex="Liberation Serif1" style:font-size-complex="12pt" style:language-complex="ar" style:country-complex="SA"/>
    </style:style>
    <style:style style:name="P11" style:family="paragraph" style:parent-style-name="Standard">
      <style:paragraph-properties fo:margin-left="0.127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/>
      </style:paragraph-properties>
      <style:text-properties style:font-name="Arial" fo:font-size="11pt" style:font-size-asian="11pt" style:font-name-complex="Times New Roman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left="0.127cm" fo:margin-right="0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1.279cm"/>
        </style:tab-stops>
      </style:paragraph-properties>
      <style:text-properties style:font-name="Arial" fo:font-size="11pt" style:font-size-asian="11pt" style:font-name-complex="Times New Roman1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left="1cm" fo:margin-right="0.236cm" fo:text-align="justify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3.54cm"/>
          <style:tab-stop style:position="11.001cm"/>
        </style:tab-stops>
      </style:paragraph-properties>
      <style:text-properties style:font-name="Arial" fo:font-size="11pt" style:font-size-asian="11pt" style:font-name-complex="Times New Roman1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left="1cm" fo:margin-right="0.236cm" fo:text-align="justify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3.54cm"/>
          <style:tab-stop style:position="11.001cm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.487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4pt" fo:font-style="italic" style:font-size-asian="14pt" style:font-style-asian="italic" style:font-name-complex="Times New Roman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.487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4pt" fo:font-style="italic" style:font-size-asian="14pt" style:font-style-asian="italic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.487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4pt" fo:font-style="italic" officeooo:paragraph-rsid="00016cb0" style:font-size-asian="14pt" style:font-style-asian="italic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.487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8.502cm"/>
          <style:tab-stop style:position="11.001cm"/>
        </style:tab-stops>
      </style:paragraph-properties>
      <style:text-properties style:font-name="Arial" fo:font-size="14pt" fo:font-style="italic" style:font-size-asian="14pt" style:font-style-asian="italic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.487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4pt" fo:language="en" fo:country="GB" fo:font-style="italic" style:font-size-asian="14pt" style:font-style-asian="italic" style:font-name-complex="Times New Roman1" style:font-size-complex="12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.487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4pt" fo:language="en" fo:country="GB" fo:font-style="italic" officeooo:paragraph-rsid="00066cfe" style:font-size-asian="14pt" style:font-style-asian="italic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.487cm" fo:text-align="justify" style:justify-single-word="false" fo:orphans="2" fo:widows="2" fo:hyphenation-ladder-count="no-limit" fo:text-indent="0cm" style:auto-text-indent="false" style:vertical-align="auto" style:writing-mode="lr-tb"/>
      <style:text-properties style:font-name="Arial" fo:font-size="14pt" fo:language="en" fo:country="GB" fo:font-style="italic" officeooo:paragraph-rsid="0004867d" style:font-size-asian="14pt" style:font-style-asian="italic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.487cm" fo:text-align="justify" style:justify-single-word="false" fo:orphans="2" fo:widows="2" fo:hyphenation-ladder-count="no-limit" fo:text-indent="0cm" style:auto-text-indent="false" style:vertical-align="auto" style:writing-mode="lr-tb"/>
      <style:text-properties officeooo:paragraph-rsid="0004867d" fo:hyphenate="false" fo:hyphenation-remain-char-count="2" fo:hyphenation-push-char-count="2"/>
    </style:style>
    <style:style style:name="P23" style:family="paragraph" style:parent-style-name="Standard">
      <style:paragraph-properties fo:margin-left="0.501cm" fo:margin-right="-0.263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502cm"/>
          <style:tab-stop style:position="9.753cm"/>
          <style:tab-stop style:position="18.491cm"/>
        </style:tab-stops>
      </style:paragraph-properties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.501cm" fo:margin-right="0.487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502cm"/>
          <style:tab-stop style:position="9.753cm"/>
        </style:tab-stops>
      </style:paragraph-properties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.501cm" fo:margin-right="0.487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502cm"/>
          <style:tab-stop style:position="9.753cm"/>
          <style:tab-stop style:position="11.502cm"/>
        </style:tab-stops>
      </style:paragraph-properties>
      <style:text-properties fo:hyphenate="false" fo:hyphenation-remain-char-count="2" fo:hyphenation-push-char-count="2"/>
    </style:style>
    <style:style style:name="P26" style:family="paragraph" style:parent-style-name="Telefono_20_e_20_Via">
      <style:paragraph-properties fo:margin-left="0.002cm" fo:margin-right="0.002cm" fo:margin-top="0.002cm" fo:margin-bottom="0.002cm" loext:contextual-spacing="false" fo:text-align="start" style:justify-single-word="false" fo:orphans="2" fo:widows="2" fo:hyphenation-ladder-count="no-limit" fo:text-indent="0.002cm" style:auto-text-indent="false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27" style:family="paragraph" style:parent-style-name="Telefono_20_e_20_Via">
      <style:paragraph-properties fo:margin-left="0.002cm" fo:margin-right="0.002cm" fo:margin-top="0.002cm" fo:margin-bottom="0.002cm" loext:contextual-spacing="false" fo:text-align="start" style:justify-single-word="false" fo:orphans="2" fo:widows="2" fo:hyphenation-ladder-count="no-limit" fo:text-indent="0.002cm" style:auto-text-indent="false" style:vertical-align="auto" style:writing-mode="lr-tb">
        <style:tab-stops/>
      </style:paragraph-properties>
      <style:text-properties style:font-name="Arial" fo:font-size="9pt" fo:font-weight="bold" style:font-size-asian="9pt" style:font-weight-asian="bold" style:font-size-complex="12pt" fo:hyphenate="false" fo:hyphenation-remain-char-count="2" fo:hyphenation-push-char-count="2"/>
    </style:style>
    <style:style style:name="P28" style:family="paragraph" style:parent-style-name="Telefono_20_e_20_Via">
      <style:paragraph-properties fo:margin-left="0.002cm" fo:margin-right="0.002cm" fo:margin-top="0.002cm" fo:margin-bottom="0.002cm" loext:contextual-spacing="false" fo:text-align="start" style:justify-single-word="false" fo:orphans="2" fo:widows="2" fo:hyphenation-ladder-count="no-limit" fo:text-indent="0.002cm" style:auto-text-indent="false" style:vertical-align="auto" style:writing-mode="lr-tb">
        <style:tab-stops/>
      </style:paragraph-properties>
      <style:text-properties style:font-name="Arial" fo:font-size="9pt" style:font-size-asian="9pt" style:font-size-complex="12pt" fo:hyphenate="false" fo:hyphenation-remain-char-count="2" fo:hyphenation-push-char-count="2"/>
    </style:style>
    <style:style style:name="P29" style:family="paragraph" style:parent-style-name="Telefono_20_e_20_Via">
      <style:paragraph-properties fo:margin-left="0.002cm" fo:margin-right="0.002cm" fo:margin-top="0.002cm" fo:margin-bottom="0.002cm" loext:contextual-spacing="false" fo:text-align="start" style:justify-single-word="false" fo:orphans="2" fo:widows="2" fo:hyphenation-ladder-count="no-limit" fo:text-indent="0.002cm" style:auto-text-indent="false" style:vertical-align="auto" style:writing-mode="lr-tb">
        <style:tab-stops>
          <style:tab-stop style:position="10.003cm"/>
        </style:tab-stops>
      </style:paragraph-properties>
      <style:text-properties style:font-name="Arial" fo:font-size="9pt" style:font-size-asian="9pt" style:font-size-complex="12pt" fo:hyphenate="false" fo:hyphenation-remain-char-count="2" fo:hyphenation-push-char-count="2"/>
    </style:style>
    <style:style style:name="P30" style:family="paragraph" style:parent-style-name="Standard" style:master-page-name="First_20_Page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vertical-align="auto" style:writing-mode="lr-tb"/>
      <style:text-properties style:font-name="Arial" fo:font-size="9pt" style:font-size-asian="9pt" style:font-name-complex="Times New Roman1" style:font-size-complex="12pt" fo:hyphenate="false" fo:hyphenation-remain-char-count="2" fo:hyphenation-push-char-count="2"/>
    </style:style>
    <style:style style:name="P31" style:family="paragraph" style:parent-style-name="Servizio_2f_Ufficio">
      <style:paragraph-properties fo:margin-left="0.002cm" fo:margin-right="0.002cm" fo:margin-top="0.002cm" fo:margin-bottom="0.002cm" loext:contextual-spacing="false" fo:text-align="justify" style:justify-single-word="false" fo:orphans="2" fo:widows="2" fo:hyphenation-ladder-count="no-limit" fo:text-indent="0.002cm" style:auto-text-indent="false" style:vertical-align="auto" style:writing-mode="lr-tb">
        <style:tab-stops/>
      </style:paragraph-properties>
      <style:text-properties style:font-name="Arial" fo:font-size="9pt" fo:font-weight="bold" officeooo:rsid="000868a1" officeooo:paragraph-rsid="000868a1" style:font-size-asian="9pt" style:font-weight-asian="bold" style:font-size-complex="12pt" style:font-weight-complex="normal" fo:hyphenate="false" fo:hyphenation-remain-char-count="2" fo:hyphenation-push-char-count="2"/>
    </style:style>
    <style:style style:name="P32" style:family="paragraph">
      <style:paragraph-properties fo:text-align="start"/>
      <style:text-properties fo:font-variant="normal" fo:text-transform="none" style:text-line-through-style="none" style:text-line-through-type="none" style:font-name="Verdana" fo:font-size="11pt" fo:font-style="normal" style:text-underline-style="none" fo:font-weight="normal" fo:background-color="transparent"/>
    </style:style>
    <style:style style:name="P33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1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Arial" fo:font-size="9pt" fo:language="it" fo:country="IT" style:letter-kerning="true" style:font-name-asian="Times New Roman1" style:font-size-asian="9pt" style:language-asian="it" style:country-asian="IT" style:font-name-complex="Times New Roman1" style:font-size-complex="12pt" style:language-complex="ar" style:country-complex="SA"/>
    </style:style>
    <style:style style:name="T3" style:family="text">
      <style:text-properties style:font-name="Arial" fo:font-size="9pt" fo:language="it" fo:country="IT" style:letter-kerning="true" style:font-name-asian="Times New Roman1" style:font-size-asian="9pt" style:language-asian="it" style:country-asian="IT" style:font-name-complex="Liberation Serif1" style:font-size-complex="12pt" style:language-complex="ar" style:country-complex="SA"/>
    </style:style>
    <style:style style:name="T4" style:family="text">
      <style:text-properties style:font-name="Arial" fo:font-size="9pt" fo:font-weight="bold" style:font-size-asian="9pt" style:font-weight-asian="bold" style:font-size-complex="12pt"/>
    </style:style>
    <style:style style:name="T5" style:family="text">
      <style:text-properties style:font-name="Arial" fo:font-size="9pt" style:font-size-asian="9pt" style:font-size-complex="12pt"/>
    </style:style>
    <style:style style:name="T6" style:family="text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12pt"/>
    </style:style>
    <style:style style:name="T7" style:family="text">
      <style:text-properties style:font-name="Arial" fo:font-size="14pt" fo:font-style="italic" style:font-size-asian="14pt" style:font-style-asian="italic" style:font-size-complex="12pt"/>
    </style:style>
    <style:style style:name="T8" style:family="text">
      <style:text-properties style:font-name="Arial" fo:font-size="14pt" fo:font-style="italic" style:font-size-asian="14pt" style:font-style-asian="italic" style:font-name-complex="Times New Roman1" style:font-size-complex="12pt"/>
    </style:style>
    <style:style style:name="T9" style:family="text">
      <style:text-properties style:font-name="Arial" fo:font-size="14pt" fo:language="en" fo:country="GB" fo:font-style="italic" style:font-size-asian="14pt" style:font-style-asian="italic" style:font-size-complex="12pt"/>
    </style:style>
    <style:style style:name="T10" style:family="text">
      <style:text-properties style:font-name="Arial" fo:font-size="14pt" fo:language="en" fo:country="GB" fo:font-style="italic" officeooo:rsid="000868a1" style:font-size-asian="14pt" style:font-style-asian="italic" style:font-size-complex="12pt"/>
    </style:style>
    <style:style style:name="T11" style:family="text">
      <style:text-properties style:font-name="Arial" fo:font-size="14pt" fo:language="en" fo:country="GB" fo:font-style="italic" style:text-underline-style="solid" style:text-underline-width="auto" style:text-underline-color="font-color" style:font-size-asian="14pt" style:font-style-asian="italic" style:font-size-complex="12pt"/>
    </style:style>
    <style:style style:name="T12" style:family="text">
      <style:text-properties style:font-name="Arial" fo:font-size="14pt" style:font-size-asian="14pt" style:font-name-complex="Times New Roman1" style:font-size-complex="12pt"/>
    </style:style>
    <style:style style:name="T13" style:family="text">
      <style:text-properties style:font-name="Arial" fo:font-size="14pt" style:font-size-asian="14pt" style:font-size-complex="12pt"/>
    </style:style>
    <style:style style:name="T14" style:family="text">
      <style:text-properties style:font-name="Arial" fo:font-size="11pt" fo:font-weight="bold" style:font-size-asian="11pt" style:font-weight-asian="bold" style:font-size-complex="12pt"/>
    </style:style>
    <style:style style:name="T15" style:family="text">
      <style:text-properties fo:color="#000000" fo:font-size="9pt" fo:font-weight="bold" style:font-size-asian="9pt" style:font-weight-asian="bold" style:font-size-complex="12pt"/>
    </style:style>
    <style:style style:name="T16" style:family="text">
      <style:text-properties fo:color="#000000" style:font-name="Arial" fo:font-size="9pt" fo:font-weight="bold" style:font-size-asian="9pt" style:font-weight-asian="bold" style:font-size-complex="12pt"/>
    </style:style>
    <style:style style:name="T17" style:family="text">
      <style:text-properties officeooo:rsid="000868a1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Campo di testo 2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3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6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7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5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9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mpo di testo 8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1">Servizio Sicurezza e gestioni comuni</text:p>
            <text:p text:style-name="P27">Ufficio Gestioni Generali</text:p>
            <text:p text:style-name="P26"><text:span text:style-name="T4">Car sharing</text:span><text:span text:style-name="T5"> </text:span></text:p>
            <text:p text:style-name="P28">Via Dogana, 8 <text:s/>- 38122 Trento</text:p>
            <text:p text:style-name="P28">Tel. (0461) 4964<text:span text:style-name="T17">00</text:span> - Fax <text:s/>(0461) 496437</text:p>
            <text:p text:style-name="P29">e-mail: car.sharing@provincia.tn.it</text:p>
            <text:p text:style-name="P7"><text:span text:style-name="T15"><text:s/></text:span><text:span text:style-name="T16">PEC: </text:span><text:span text:style-name="T6">dip.org.pers@pec.provincia.tn.it</text:span></text:p>
          </table:table-cell>
          <table:table-cell table:style-name="Tabella1.A1" office:value-type="string">
            <text:p text:style-name="P11"/>
            <text:p text:style-name="P12"/>
            <text:p text:style-name="P12"/>
          </table:table-cell>
        </table:table-row>
      </table:table>
      <text:p text:style-name="P13"/>
      <text:p text:style-name="P4">D E L E G A</text:p>
      <text:p text:style-name="P3"/>
      <text:p text:style-name="P16"><draw:control text:anchor-type="char" draw:z-index="4" draw:name="Forma1" draw:style-name="gr1" draw:text-style-name="P32" svg:width="14.003cm" svg:height="0.611cm" svg:x="3.604cm" svg:y="1.071cm" draw:control="control3"/>Il Dirigente Generale del Dipartimento Organizzazione, Personale e Affari Generali della Provincia Autonoma di Trento noleggiatrice del veicolo</text:p>
      <text:p text:style-name="P17"><draw:control text:anchor-type="char" draw:z-index="5" draw:name="Forma2" draw:style-name="gr1" draw:text-style-name="P32" svg:width="4.502cm" svg:height="0.611cm" svg:x="8.602cm" svg:y="0.499cm" draw:control="control1"/>(marca e tipo)</text:p>
      <text:p text:style-name="P17"><draw:control text:anchor-type="char" draw:z-index="6" draw:name="Forma3" draw:style-name="gr1" draw:text-style-name="P32" svg:width="8.503cm" svg:height="0.611cm" svg:x="5.103cm" svg:y="0.6cm" draw:control="control2"/><draw:control text:anchor-type="char" draw:z-index="7" draw:name="Forma4" draw:style-name="gr1" draw:text-style-name="P32" svg:width="4.001cm" svg:height="0.611cm" svg:x="9.029cm" svg:y="1cm" draw:control="control4"/> immatricolato il __________ targato , <text:tab/><text:tab/><text:tab/><text:tab/> <text:s text:c="4"/>con il presente atto delega il/la sig./sig.ra <text:tab/><text:tab/><text:tab/><text:tab/><text:tab/><text:tab/><text:tab/><text:tab/>, dipendente di codesta Amministrazione, Matricola. N. <text:tab/><text:tab/><text:tab/><text:tab/> , affinchè utilizzi e gestisca il veicolo sopra menzionato per viaggiare, nel rispetto delle norme dei paesi visitati, in tutte le nazioni del mondo.</text:p>
      <text:p text:style-name="P15"/>
      <text:p text:style-name="P18">Trento, <text:s/><draw:control text:anchor-type="as-char" draw:z-index="11" draw:name="Forma5" draw:style-name="gr2" draw:text-style-name="P32" svg:width="3.5cm" svg:height="0.611cm" draw:control="control7"/></text:p>
      <text:p text:style-name="P23"><text:span text:style-name="T8"><text:tab/></text:span><text:span text:style-name="T7">DIPARTIMENTO ORGANIZZAZIONE,</text:span></text:p>
      <text:p text:style-name="P24"><text:span text:style-name="T8"><text:tab/></text:span><text:span text:style-name="T7">PERSONALE E AFFARIGENERALI</text:span></text:p>
      <text:p text:style-name="P25"><text:span text:style-name="T8"><text:tab/></text:span><text:span text:style-name="T7">f.to IL DIRIGENTE GENERALE</text:span></text:p>
      <text:p text:style-name="P5"/>
      <text:p text:style-name="P5"/>
      <text:p text:style-name="P6">PROXY</text:p>
      <text:p text:style-name="P5"/>
      <text:p text:style-name="P22"><draw:control text:anchor-type="char" draw:z-index="9" draw:name="Forma2" draw:style-name="gr1" draw:text-style-name="P32" svg:width="5.001cm" svg:height="0.611cm" svg:x="9.604cm" svg:y="1.09cm" draw:control="control6"/><text:span text:style-name="T9">The General Manager, in the capacity of rapresenting the Provincia Autonoma </text:span><text:span text:style-name="T10">d</text:span><text:span text:style-name="T9">i Trento owner of vehicle </text:span><draw:control text:anchor-type="char" draw:z-index="8" draw:name="Forma1" draw:style-name="gr1" draw:text-style-name="P32" svg:width="11.612cm" svg:height="0.611cm" svg:x="5.994cm" svg:y="0.506cm" draw:control="control5"/><text:span text:style-name="T9"> </text:span></text:p>
      <text:p text:style-name="P22"><draw:control text:anchor-type="char" draw:z-index="10" draw:name="Forma3" draw:style-name="gr1" draw:text-style-name="P33" svg:width="10.503cm" svg:height="0.611cm" svg:x="7.103cm" svg:y="0.469cm" draw:control="control9"/><text:span text:style-name="T9">matriculated on </text:span><text:span text:style-name="T11"><text:s/></text:span><text:span text:style-name="T9"><text:s/>__________ with number<text:tab/><text:tab/><text:tab/><text:tab/><text:tab/>Hareby appoints as his proxy Mr./Mrs. </text:span></text:p>
      <text:p text:style-name="P21"><text:s/>born at ________ on _________ resident at ___________ (Italy), an Italian citizien, in the capacity of employee of Provincia Autonoma di Trento so that he may use and manage the above-mentioned vehicle for travelling, in accordance with the law of the local countries he visits, anywhere in the world.</text:p>
      <text:p text:style-name="P19"/>
      <text:p text:style-name="P20">Trento, <draw:control text:anchor-type="as-char" draw:z-index="12" draw:name="Forma5" draw:style-name="gr2" draw:text-style-name="P33" svg:width="3.5cm" svg:height="0.611cm" draw:control="control8"/></text:p>
      <text:p text:style-name="P14"><text:span text:style-name="T12"><text:tab/></text:span><text:span text:style-name="T13"> <text:s text:c="26"/></text:span><text:span text:style-name="T14">signed <text:s text:c="6"/></text:span><text:span text:style-name="T13">The General Mana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adornments="Normale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it" fo:country="IT" style:letter-kerning="true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1" style:font-family-complex="'Liberation Serif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vertical-align="auto"/>
      <style:text-properties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1" style:font-family-complex="'Liberation Serif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vertical-align="auto"/>
      <style:text-properties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1" style:font-family-complex="'Liberation Serif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1" style:font-family-complex="'Liberation Serif'" style:font-family-generic-complex="system" style:font-pitch-complex="variable" style:font-size-complex="10pt" style:language-complex="ar" style:country-complex="SA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cm" fo:margin-right="1.498cm" fo:text-align="justify" style:justify-single-word="false" fo:orphans="2" fo:widows="2" fo:text-indent="0cm" style:auto-text-indent="false" fo:keep-with-next="always" style:vertical-align="auto">
        <style:tab-stops>
          <style:tab-stop style:position="4.001cm"/>
          <style:tab-stop style:position="10.001cm"/>
          <style:tab-stop style:position="11.001cm"/>
        </style:tab-stops>
      </style:paragraph-properties>
      <style:text-properties style:font-name="Times New Roman" fo:font-family="'Times New Roman'" style:font-family-generic="roman" style:font-pitch="variable" fo:font-size="13pt" fo:language="it" fo:country="IT" style:font-name-asian="Times New Roman1" style:font-family-asian="'Times New Roman'" style:font-family-generic-asian="system" style:font-pitch-asian="variable" style:font-size-asian="13pt" style:language-asian="it" style:country-asian="IT" style:font-name-complex="Liberation Serif1" style:font-family-complex="'Liberation Serif'" style:font-family-generic-complex="system" style:font-pitch-complex="variable" style:font-size-complex="13pt" style:language-complex="ar" style:country-complex="SA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it" fo:country="IT" style:letter-kerning="true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1" style:font-family-complex="'Liberation Serif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margin-left="0cm" fo:margin-right="0cm" fo:margin-top="0.423cm" fo:margin-bottom="0.212cm" loext:contextual-spacing="false" fo:text-align="start" style:justify-single-word="false" fo:orphans="2" fo:widows="2" fo:text-indent="0cm" style:auto-text-indent="false" fo:keep-with-next="always" style:vertical-align="auto"/>
      <style:text-properties style:font-name="Liberation Sans1" fo:font-family="'Liberation Sans'" style:font-family-generic="roman" style:font-pitch="variable" fo:font-size="14pt" fo:language="it" fo:country="IT" style:font-name-asian="Times New Roman1" style:font-family-asian="'Times New Roman'" style:font-family-generic-asian="system" style:font-pitch-asian="variable" style:font-size-asian="14pt" style:language-asian="it" style:country-asian="IT" style:font-name-complex="Liberation Serif1" style:font-family-complex="'Liberation Serif'" style:font-family-generic-complex="system" style:font-pitch-complex="variable" style:font-size-complex="14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0cm" fo:margin-top="0.212cm" fo:margin-bottom="0.212cm" loext:contextual-spacing="false" fo:text-align="start" style:justify-single-word="false" fo:orphans="2" fo:widows="2" fo:text-indent="0cm" style:auto-text-indent="false" style:vertical-align="auto"/>
      <style:text-properties style:font-name="Times New Roman" fo:font-family="'Times New Roman'" style:font-family-generic="roman" style:font-pitch="variable" fo:font-size="12pt" fo:language="it" fo:country="IT" fo:font-style="italic" style:font-name-asian="Times New Roman1" style:font-family-asian="'Times New Roman'" style:font-family-generic-asian="system" style:font-pitch-asian="variable" style:font-size-asian="12pt" style:language-asian="it" style:country-asian="IT" style:font-style-asian="italic" style:font-name-complex="Liberation Serif1" style:font-family-complex="'Liberation Serif'" style:font-family-generic-complex="system" style:font-pitch-complex="variable" style:font-size-complex="12pt" style:language-complex="ar" style:country-complex="SA" style:font-style-complex="italic"/>
    </style:style>
    <style:style style:name="corpo" style:family="paragraph" style:parent-style-name="Standard" style:default-outline-level="">
      <style:paragraph-properties fo:margin-left="2cm" fo:margin-right="0cm" fo:text-align="justify" style:justify-single-word="false" fo:orphans="2" fo:widows="2" fo:text-indent="2cm" style:auto-text-indent="false" style:vertical-align="auto"/>
      <style:text-properties style:font-name="Times New Roman" fo:font-family="'Times New Roman'" style:font-family-generic="roman" style:font-pitch="variable" fo:font-size="11pt" fo:language="it" fo:country="IT" style:font-name-asian="Times New Roman1" style:font-family-asian="'Times New Roman'" style:font-family-generic-asian="system" style:font-pitch-asian="variable" style:font-size-asian="11pt" style:language-asian="it" style:country-asian="IT" style:font-name-complex="Liberation Serif1" style:font-family-complex="'Liberation Serif'" style:font-family-generic-complex="system" style:font-pitch-complex="variable" style:font-size-complex="11pt" style:language-complex="ar" style:country-complex="SA"/>
    </style:style>
    <style:style style:name="disposizione" style:family="paragraph" style:parent-style-name="Standard" style:default-outline-level="">
      <style:paragraph-properties fo:margin-left="2cm" fo:margin-right="0cm" fo:text-align="justify" style:justify-single-word="false" fo:orphans="2" fo:widows="2" fo:text-indent="0cm" style:auto-text-indent="false" style:vertical-align="auto"/>
      <style:text-properties style:font-name="Times New Roman" fo:font-family="'Times New Roman'" style:font-family-generic="roman" style:font-pitch="variable" fo:font-size="11pt" fo:language="it" fo:country="IT" fo:font-weight="bold" style:font-name-asian="Times New Roman1" style:font-family-asian="'Times New Roman'" style:font-family-generic-asian="system" style:font-pitch-asian="variable" style:font-size-asian="11pt" style:language-asian="it" style:country-asian="IT" style:font-weight-asian="bold" style:font-name-complex="Liberation Serif1" style:font-family-complex="'Liberation Serif'" style:font-family-generic-complex="system" style:font-pitch-complex="variable" style:font-size-complex="11pt" style:language-complex="ar" style:country-complex="SA" style:font-weight-complex="bold"/>
    </style:style>
    <style:style style:name="Pièe8_20_di_20_pagina" style:display-name="Pièe8 di pagina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1" style:font-family-complex="'Liberation Serif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Liberation Serif1" style:font-family-complex="'Liberation Serif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orphans="2" fo:widows="2" fo:text-indent="-0.751cm" style:auto-text-indent="false" style:vertical-align="auto"/>
      <style:text-properties style:font-name="Times New Roman" fo:font-family="'Times New Roman'" style:font-family-generic="roman" style:font-pitch="variable" fo:font-size="12pt" fo:language="it" fo:country="IT" style:font-name-asian="Times New Roman1" style:font-family-asian="'Times New Roman'" style:font-family-generic-asian="system" style:font-pitch-asian="variable" style:font-size-asian="12pt" style:language-asian="it" style:country-asian="IT" style:font-name-complex="Liberation Serif1" style:font-family-complex="'Liberation Serif'" style:font-family-generic-complex="system" style:font-pitch-complex="variable" style:font-size-complex="12pt" style:language-complex="ar" style:country-complex="SA"/>
    </style:style>
    <style:style style:name="Block_20_Text" style:display-name="Block Text" style:family="paragraph" style:parent-style-name="Standard" style:default-outline-level="">
      <style:paragraph-properties fo:margin-left="2.752cm" fo:margin-right="1.498cm" fo:text-align="justify" style:justify-single-word="false" fo:orphans="2" fo:widows="2" fo:text-indent="-1.752cm" style:auto-text-indent="false" style:vertical-align="auto">
        <style:tab-stops>
          <style:tab-stop style:position="5.752cm"/>
          <style:tab-stop style:position="11.753cm"/>
        </style:tab-stops>
      </style:paragraph-properties>
      <style:text-properties style:font-name="Times New Roman" fo:font-family="'Times New Roman'" style:font-family-generic="roman" style:font-pitch="variable" fo:font-size="13pt" fo:language="it" fo:country="IT" style:font-name-asian="Times New Roman1" style:font-family-asian="'Times New Roman'" style:font-family-generic-asian="system" style:font-pitch-asian="variable" style:font-size-asian="13pt" style:language-asian="it" style:country-asian="IT" style:font-name-complex="Liberation Serif1" style:font-family-complex="'Liberation Serif'" style:font-family-generic-complex="system" style:font-pitch-complex="variable" style:font-size-complex="13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hyphenation-ladder-count="no-limit" fo:text-indent="0cm" style:auto-text-indent="false" style:vertical-align="auto"/>
      <style:text-properties fo:font-size="10pt" fo:language="it" fo:country="IT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Servizio_2f_Ufficio" style:display-name="Servizio/Ufficio" style:family="paragraph" style:default-outline-level="">
      <style:paragraph-properties fo:margin-left="0.002cm" fo:margin-right="0.002cm" fo:margin-top="0.002cm" fo:margin-bottom="0.002cm" loext:contextual-spacing="false" fo:text-align="justify" style:justify-single-word="false" fo:orphans="2" fo:widows="2" fo:hyphenation-ladder-count="no-limit" fo:text-indent="0.002cm" style:auto-text-indent="false" style:vertical-align="auto" style:writing-mode="lr-tb"/>
      <style:text-properties style:font-name="Arial" fo:font-family="Arial" style:font-family-generic="roman" style:font-pitch="variable" fo:font-size="9.5pt" fo:language="it" fo:country="IT" fo:font-weight="bold" style:letter-kerning="true" style:font-name-asian="Times New Roman1" style:font-family-asian="'Times New Roman'" style:font-family-generic-asian="system" style:font-pitch-asian="variable" style:font-size-asian="9.5pt" style:language-asian="it" style:country-asian="IT" style:font-weight-asian="bold" style:font-name-complex="Liberation Serif1" style:font-family-complex="'Liberation Serif'" style:font-family-generic-complex="system" style:font-pitch-complex="variable" style:font-size-complex="9.5pt" style:language-complex="ar" style:country-complex="SA" style:font-weight-complex="bold" fo:hyphenate="false" fo:hyphenation-remain-char-count="2" fo:hyphenation-push-char-count="2"/>
    </style:style>
    <style:style style:name="Telefono_20_e_20_Via" style:display-name="Telefono e Via" style:family="paragraph" style:default-outline-level="">
      <style:paragraph-properties fo:margin-left="0.002cm" fo:margin-right="0.002cm" fo:margin-top="0.002cm" fo:margin-bottom="0.002cm" loext:contextual-spacing="false" fo:text-align="start" style:justify-single-word="false" fo:orphans="2" fo:widows="2" fo:hyphenation-ladder-count="no-limit" fo:text-indent="0.002cm" style:auto-text-indent="false" style:vertical-align="auto" style:writing-mode="lr-tb"/>
      <style:text-properties style:font-name="Arial" fo:font-family="Arial" style:font-family-generic="roman" style:font-pitch="variable" fo:font-size="9.5pt" fo:language="it" fo:country="IT" style:letter-kerning="true" style:font-name-asian="Times New Roman1" style:font-family-asian="'Times New Roman'" style:font-family-generic-asian="system" style:font-pitch-asian="variable" style:font-size-asian="9.5pt" style:language-asian="it" style:country-asian="IT" style:font-name-complex="Liberation Serif1" style:font-family-complex="'Liberation Serif'" style:font-family-generic-complex="system" style:font-pitch-complex="variable" style:font-size-complex="9.5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0pt" fo:language="it" fo:country="IT" style:font-name-asian="Times New Roman1" style:font-size-asian="10pt" style:language-asian="it" style:country-asian="IT" style:font-name-complex="Times New Roman1" style:font-size-complex="10pt" style:language-complex="ar" style:country-complex="SA"/>
    </style:style>
    <style:style style:name="MP2" style:family="paragraph" style:parent-style-name="Pièe8_20_di_20_pagina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fo:language="it" fo:country="IT" style:font-name-asian="Times New Roman1" style:font-size-asian="8pt" style:language-asian="it" style:country-asian="IT" style:font-name-complex="Times New Roman1" style:font-size-complex="12pt" style:language-complex="ar" style:country-complex="SA"/>
    </style:style>
    <style:style style:name="MP3" style:family="paragraph" style:parent-style-name="Standard">
      <style:paragraph-properties fo:margin-left="0cm" fo:margin-right="-0.012cm" fo:margin-top="0cm" fo:margin-bottom="0.212cm" loext:contextual-spacing="false" fo:text-align="center" style:justify-single-word="false" fo:orphans="2" fo:widows="2" fo:hyphenation-ladder-count="no-limit" fo:text-indent="0cm" style:auto-text-indent="false" style:vertical-align="auto" style:writing-mode="lr-tb"/>
      <style:text-properties style:font-name="Times New Roman" fo:font-size="10pt" fo:language="it" fo:country="IT" officeooo:paragraph-rsid="00016cb0" style:letter-kerning="true" style:font-name-asian="Times New Roman1" style:font-size-asian="10pt" style:language-asian="it" style:country-asian="IT" style:font-name-complex="Times New Roman1" style:font-size-complex="12pt" style:language-complex="ar" style:country-complex="SA" fo:hyphenate="false" fo:hyphenation-remain-char-count="2" fo:hyphenation-push-char-count="2"/>
    </style:style>
    <style:style style:name="MP4" style:family="paragraph" style:parent-style-name="Standard">
      <style:paragraph-properties fo:margin-left="0cm" fo:margin-right="-0.012cm" fo:text-align="start" style:justify-single-word="false" fo:orphans="2" fo:widows="2" fo:hyphenation-ladder-count="no-limit" fo:text-indent="0cm" style:auto-text-indent="false" style:vertical-align="auto" style:writing-mode="lr-tb">
        <style:tab-stops>
          <style:tab-stop style:position="9.001cm" style:type="center" style:leader-style="solid" style:leader-text="_"/>
          <style:tab-stop style:position="18.002cm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MP5" style:family="paragraph" style:parent-style-name="Pièe8_20_di_20_pagina">
      <style:paragraph-properties fo:margin-left="0cm" fo:margin-right="-0.012cm" fo:text-align="center" style:justify-single-word="false" fo:orphans="2" fo:widows="2" fo:text-indent="0cm" style:auto-text-indent="false" style:vertical-align="auto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fo:language="it" fo:country="IT" style:font-name-asian="Times New Roman1" style:font-size-asian="8pt" style:language-asian="it" style:country-asian="IT" style:font-name-complex="Liberation Serif1" style:font-size-complex="12pt" style:language-complex="ar" style:country-complex="SA"/>
    </style:style>
    <style:style style:name="MT1" style:family="text">
      <style:text-properties style:font-name="Arial" fo:font-size="9pt" fo:language="it" fo:country="IT" style:letter-kerning="true" style:font-name-asian="Times New Roman1" style:font-size-asian="9pt" style:language-asian="it" style:country-asian="IT" style:font-name-complex="Times New Roman1" style:font-size-complex="12pt" style:language-complex="ar" style:country-complex="SA"/>
    </style:style>
    <style:style style:name="MT2" style:family="text">
      <style:text-properties style:font-name="Arial" fo:font-size="9pt" fo:language="it" fo:country="IT" style:letter-kerning="true" style:font-name-asian="Times New Roman1" style:font-size-asian="9pt" style:language-asian="it" style:country-asian="IT" style:font-name-complex="Liberation Serif1" style:font-size-complex="12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cm" fo:margin-left="1.501cm" fo:margin-right="1.501cm" style:writing-mode="lr-tb" style:layout-grid-color="#c0c0c0" style:layout-grid-lines="234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48cm" fo:margin-left="0cm" fo:margin-right="0cm" fo:margin-bottom="3.38cm" style:dynamic-spacing="true"/>
      </style:header-style>
      <style:footer-style>
        <style:header-footer-properties fo:min-height="0.452cm" fo:margin-left="0cm" fo:margin-right="0cm" fo:margin-top="0.3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1" draw:name="Immagine1" text:anchor-type="char" svg:x="0.102cm" svg:y="0.129cm" svg:width="4.357cm" svg:height="2.35cm" draw:z-index="3"><draw:image xlink:href="Pictures/2000000C000046E80000263C11329D48E3B8A406.wmf" xlink:type="simple" xlink:show="embed" xlink:actuate="onLoad"/></draw:frame><draw:frame draw:style-name="Mfr2" draw:name="Immagine3" text:anchor-type="char" svg:x="14.104cm" svg:y="0.358cm" svg:width="3.81cm" svg:height="1.372cm" draw:z-index="1"><draw:image xlink:href="Pictures/10000000000006640000024FE09AA504A2215B71.jpg" xlink:type="simple" xlink:show="embed" xlink:actuate="onLoad"/></draw:frame></text:p>
        <text:p text:style-name="MP3"/>
        <text:p text:style-name="MP3"/>
        <text:p text:style-name="MP3"/>
        <text:p text:style-name="MP3"/>
        <text:p text:style-name="MP3"><draw:frame draw:style-name="Mfr3" draw:name="Immagine4" text:anchor-type="paragraph" svg:width="17.5cm" svg:height="0.049cm" draw:z-index="2"><draw:image xlink:href="Pictures/100002010000030C0000000695D957E732545CC9.png" xlink:type="simple" xlink:show="embed" xlink:actuate="onLoad"/></draw:frame></text:p>
        <text:p text:style-name="MP4"><text:span text:style-name="MT1"><text:tab/></text:span><text:span text:style-name="MT2"> </text:span><text:span text:style-name="MT2"><draw:frame draw:style-name="Mfr4" draw:name="Immagine2" text:anchor-type="as-char" svg:width="8.086cm" svg:height="0.406cm" draw:z-index="0"><draw:image xlink:href="Pictures/10000000000003BB00000030F4FE9BABDEC4072A.png" xlink:type="simple" xlink:show="embed" xlink:actuate="onLoad"/></draw:frame></text:span><text:span text:style-name="MT2"> <text:tab/></text:span></text:p>
      </style:header>
      <style:footer>
        <text:p text:style-name="MP5">Sede centrale: 38122 TRENTO - Piazza Dante, 15 - Tel. 0461/495111 - C.F. e P. IVA 0033746022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rvizio Appalti, Contratti e Gestioni Generali</dc:title>
    <meta:initial-creator>Tiziano Donati</meta:initial-creator>
    <meta:creation-date>2017-10-23T09:09:00</meta:creation-date>
    <dc:date>2018-11-23T08:21:00.665000000</dc:date>
    <meta:print-date>2014-10-30T09:40:00</meta:print-date>
    <meta:editing-cycles>7</meta:editing-cycles>
    <meta:editing-duration>PT21M18S</meta:editing-duration>
    <meta:generator>LibreOffice/5.1.5.2$Windows_X86_64 LibreOffice_project/7a864d8825610a8c07cfc3bc01dd4fce6a9447e5</meta:generator>
    <meta:document-statistic meta:table-count="1" meta:image-count="4" meta:object-count="0" meta:page-count="1" meta:paragraph-count="23" meta:word-count="206" meta:character-count="1444" meta:non-whitespace-character-count="1179"/>
    <meta:user-defined meta:name="Company">Provincia Autonoma di Trento - Servizio Appalti, Contratti e Gestioni Generali</meta:user-defined>
    <meta:user-defined meta:name="Operator">pr41478</meta:user-defined>
  </office:meta>
</office:document-meta>
</file>